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Menlo" svg:font-family="Menlo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">
      <style:paragraph-properties style:writing-mode="lr-tb"/>
    </style:style>
    <style:style style:name="P2" style:family="paragraph" style:parent-style-name="Text">
      <style:paragraph-properties style:writing-mode="lr-tb"/>
      <style:text-properties officeooo:paragraph-rsid="0011f11d"/>
    </style:style>
    <style:style style:name="P3" style:family="paragraph" style:parent-style-name="Výchozí" style:list-style-name="WWNum2">
      <style:paragraph-properties fo:margin-left="0.4665in" fo:margin-right="0in" fo:margin-top="0in" fo:margin-bottom="0in" style:contextual-spacing="false" fo:text-align="start" style:justify-single-word="false" fo:text-indent="-0.4665in" style:auto-text-indent="false" style:writing-mode="lr-tb"/>
      <style:text-properties officeooo:paragraph-rsid="0011f11d"/>
    </style:style>
    <style:style style:name="P4" style:family="paragraph" style:parent-style-name="Výchozí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5.0555in"/>
          <style:tab-stop style:position="5.4445in"/>
          <style:tab-stop style:position="5.8335in"/>
          <style:tab-stop style:position="6.222in"/>
          <style:tab-stop style:position="6.611in"/>
        </style:tab-stops>
      </style:paragraph-properties>
      <style:text-properties officeooo:paragraph-rsid="0011f11d"/>
    </style:style>
    <style:style style:name="P5" style:family="paragraph" style:parent-style-name="Výchozí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5.0555in"/>
          <style:tab-stop style:position="5.4445in"/>
          <style:tab-stop style:position="5.8335in"/>
          <style:tab-stop style:position="6.222in"/>
          <style:tab-stop style:position="6.611in"/>
        </style:tab-stops>
      </style:paragraph-properties>
      <style:text-properties fo:color="#454545" loext:opacity="100%" style:text-outline="false" fo:font-size="12pt" officeooo:paragraph-rsid="0011f11d" style:font-size-asian="12pt" style:font-size-complex="12pt"/>
    </style:style>
    <style:style style:name="T1" style:family="text">
      <style:text-properties fo:color="#454545" loext:opacity="100%" style:text-outline="false" fo:font-size="12pt" style:font-size-asian="12pt" style:font-size-complex="12pt"/>
    </style:style>
    <style:style style:name="T2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MPING - LÁSKA NA PRVNÍ SKOK :)</text:p>
      <text:p text:style-name="P2"/>
      <text:p text:style-name="P2">Miluju sport, od malička jsem byla vedena k pohybu. Vyrůstala jsem na malé dědince obklopene bohatymi lesy a nádhernou přírodou, celé dětsví jsme trávili venku hraním rúzných her a skupinových sportů, a proto se pro mě pohyb a sport stal naprosto přirozenou součástí měho života. Na střední škole Gymnázia jsem po celých 8let reprezentovala naši třídu v atletice - v běhu, skoku do dálky, skoku do výšky a jiných kategoriích, tělocvik jsem zbožňovala.</text:p>
      <text:p text:style-name="P2">Po skončení gymnázia ale přišla na řadu vysoká škola, kde jsem sport úplně vynechala. Opět jsem se k němu vrátila až při mém zaměstanání po vysoké škole, kdy jsem po sportu znovu zatoužila. Zkoušela jsem různé taneční hodiny jako je zumba, aerobic, různé cvičení s posilováním, ale nic mne nenadchlo natolik, abych chodila na hodiny pravidelne. Až jsem jednoho dne , psal se rok 2015, objevila cvičení na trampolínkách. Už po první hodině jsem se do tohoto typu cvičení zamilovala a miluju ho do dnes. V roce 2017 jsem se rozhodla jít svojí cestou, chtěla jsem tuto úžasnou energii předávat dál. Absolvovala jsem proto kurz v Hlohovci u JumpingFitness Official, kde jsem získala certifikát a tak začala moje kariera jumping instruktorky. Dále jsem absolvovala kurz Intervalový a kruhový trenink v Trnave a Vysokou školu strečinku v Bratislavě.</text:p>
      <text:p text:style-name="P2"/>
      <text:p text:style-name="P2">Jumping je jedinečný sport, který pro mě znamená zdroj endorfínů a nekonečné energie. Je to sport pro kohokoliv bez ohledu na věk. Využívá profesionální patentované trampolínky a dynamickkou zábavnou hudbu.</text:p>
      <text:p text:style-name="P2">Nejenže je ideálním sportem pro formování postavy, ale zároveň přispívá k duševni a psychické rovnováze. Díky měkkým dopadů<text:span text:style-name="T2">m do v</text:span>ýpletu trampolíny jsou šetřeny hlavně klouby.</text:p>
      <text:p text:style-name="P2"/>
      <text:p text:style-name="P2"/>
      <text:p text:style-name="P4"><text:span text:style-name="T1">Kazdemu doporučuju, aby se mnou zazil aspon jednu hodinu, protože je to zážitek na cely zivot. Neni to jenom o cviceni jako takovem , ale hlavne hlavne je to o emocích a energii, kterou predavam ja vam, ale zaroven i vy mne, je to překrásný kolobeh. </text:span></text:p>
      <text:p text:style-name="P5"/>
      <text:p text:style-name="P4"><text:span text:style-name="T1">Sve hodiny jsem nazvala jako dance jumping, protoze tvorim na kazdou jednu pisnicku tanecni choreografie a tim padem je to pro všechny - po par hodinach, kdyz si kroky zapamatuji, jedna uzasna jizda <text:s text:c="3"/>a zároveň nadherny tanec na trampoline plny energie. </text:span></text:p>
      <text:p text:style-name="P5"/>
      <text:p text:style-name="P4"><text:span text:style-name="T1">Aby byly moje hodiny úplně dokonalé, střídám velmi vysokou intenzitu pohybu, až po pomalé skoky, dynamické sprinty a silové prvky v kombinaci s balančními prvky pro úžasný kardio trénink.</text:span></text:p>
      <text:p text:style-name="P5"/>
      <text:list xml:id="list2094308862" text:style-name="WWNum2">
        <text:list-item>
          <text:p text:style-name="P3"><text:span text:style-name="T1">Jumping® příznivě ovlivňuje kardiovaskulární systém, zvyšuje kapacitu plic a celkovou vytrvalost.</text:span></text:p>
        </text:list-item>
        <text:list-item>
          <text:p text:style-name="P3"><text:span text:style-name="T1">Trénink na trampolínách umožňuje komplexní posilování svalů celého těla, a je tak vhodný nejen pro všechny, co se snaží najít efektivní způsob jak zhubnout nebo zvýšit fyzickou kondici. Tento typ fitness aktivity podporuje rychlé spalování tuků, tedy příznivý úbytek váhy a prevenci zdravotních komplikací, ale je vhodný také při rekonvalescenci po úrazu nebo při kloubních potížích.  Lidé, kteří pravidelně cvičí Jumping® jsou schopni déle pracovat, lépe spí a cítí se uvolněněji.</text:span></text:p>
        </text:list-item>
        <text:list-item>
          <text:p text:style-name="P3"><text:span text:style-name="T1">Jumping® má prokazatelné zklidňující účinky na nervový systém. Díky kombinaci zábavného cvičení, motivující hudby a specifických pohybů zažijete doslova endorfinovou infuzi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Menlo" svg:font-family="Menlo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ext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Výchozí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0" style:display-name="ListLabel 10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fo:color="#454545" loext:opacity="100%" style:text-outline="false" style:text-line-through-style="none" style:text-line-through-type="none" style:text-position="0% 100%" fo:letter-spacing="normal" fo:font-style="normal" fo:font-weight="normal" style:letter-kerning="false" style:font-name-asian="Menlo1" style:font-family-asian="Menlo" style:font-family-generic-asian="system" style:font-pitch-asian="variable" style:font-style-asian="normal" style:font-weight-asian="normal" style:font-name-complex="Menlo1" style:font-family-complex="Menlo" style:font-family-generic-complex="system" style:font-pitch-complex="variable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0.4665in"/>
        </style:list-level-properties>
        <style:text-properties style:font-name="Menlo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0.5917in"/>
        </style:list-level-properties>
        <style:text-properties style:font-name="Menlo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0.7165in"/>
        </style:list-level-properties>
        <style:text-properties style:font-name="Menlo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0.8417in"/>
        </style:list-level-properties>
        <style:text-properties style:font-name="Menlo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0.9665in"/>
        </style:list-level-properties>
        <style:text-properties style:font-name="Menlo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1.0917in"/>
        </style:list-level-properties>
        <style:text-properties style:font-name="Menlo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1.2165in"/>
        </style:list-level-properties>
        <style:text-properties style:font-name="Menlo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1.3417in"/>
        </style:list-level-properties>
        <style:text-properties style:font-name="Menlo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611in" fo:text-indent="-0.4665in" fo:margin-left="1.4665in"/>
        </style:list-level-properties>
        <style:text-properties style:font-name="Menl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4T22:14:41.334000000</dc:date>
    <meta:editing-duration>PT50S</meta:editing-duration>
    <meta:editing-cycles>1</meta:editing-cycles>
    <meta:document-statistic meta:table-count="0" meta:image-count="0" meta:object-count="0" meta:page-count="1" meta:paragraph-count="11" meta:word-count="494" meta:character-count="3152" meta:non-whitespace-character-count="2666"/>
    <meta:generator>LibreOffice/7.3.5.2$Windows_X86_64 LibreOffice_project/184fe81b8c8c30d8b5082578aee2fed2ea847c01</meta:generator>
  </office:meta>
</office:document-meta>
</file>